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rtine,</text:p>
      <text:p text:style-name="Normal">v tento jedinečný den lásky chci oslavovat něco, co nás spojuje hlouběji, než by kdokoli mohl tušit - naše keltské znamení Kaštan. Známými pro svou silnou intuici a schopností uzdravovat nejen své vlastní rány, ale i ty druhých, sdílíme cestu plnou empatie a porozumění. Tato cesta nás spojila a já jsem za to nekonečně vděčná. V naší vzájemné podpoře a schopnosti stát pevně ve světle i ve stínu, vidím odraz pravé lásky a spojení, které překračuje běžné hranice. Kéž nám tento společný základ přinese do života ještě více pouta, pokud je to vůbec možné.</text:p>
      <text:p text:style-name="Normal">Přeji ti, abys na své cestě nikdy nezapomněl na ochrannou ruku Rafaela, která nás vede k uzdravení, a abys vždy našel u mě oporu, když budeš hledat klid, a zdroj síly, kdykoliv se setkáme s výzvami. Kéž nám společná cesta pod kaštany přinese radost, smích a nekonečnou lásk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